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a4b0" officeooo:paragraph-rsid="000fa4b0"/>
    </style:style>
    <style:style style:name="P2" style:family="paragraph" style:parent-style-name="Standard">
      <style:text-properties officeooo:rsid="00127a0d" officeooo:paragraph-rsid="00127a0d"/>
    </style:style>
    <style:style style:name="P3" style:family="paragraph" style:parent-style-name="Standard">
      <style:text-properties officeooo:rsid="00155ec3" officeooo:paragraph-rsid="00155ec3"/>
    </style:style>
    <style:style style:name="P4" style:family="paragraph" style:parent-style-name="Standard">
      <style:text-properties officeooo:rsid="00156aee" officeooo:paragraph-rsid="00156aee"/>
    </style:style>
    <style:style style:name="P5" style:family="paragraph" style:parent-style-name="Standard">
      <style:text-properties officeooo:rsid="0017325e" officeooo:paragraph-rsid="0017325e"/>
    </style:style>
    <style:style style:name="P6" style:family="paragraph" style:parent-style-name="Standard">
      <style:text-properties officeooo:rsid="0017720b" officeooo:paragraph-rsid="0017720b"/>
    </style:style>
    <style:style style:name="P7" style:family="paragraph" style:parent-style-name="Standard">
      <style:text-properties officeooo:rsid="001a87ac" officeooo:paragraph-rsid="001a87ac"/>
    </style:style>
    <style:style style:name="P8" style:family="paragraph" style:parent-style-name="Standard">
      <style:text-properties officeooo:rsid="001b7c4c" officeooo:paragraph-rsid="001b7c4c"/>
    </style:style>
    <style:style style:name="P9" style:family="paragraph" style:parent-style-name="Standard">
      <style:text-properties officeooo:rsid="001bc6de" officeooo:paragraph-rsid="001bc6de"/>
    </style:style>
    <style:style style:name="P10" style:family="paragraph" style:parent-style-name="Standard">
      <style:text-properties officeooo:rsid="001ce53d" officeooo:paragraph-rsid="001ce53d"/>
    </style:style>
    <style:style style:name="P11" style:family="paragraph" style:parent-style-name="Standard">
      <style:text-properties officeooo:rsid="001d5924" officeooo:paragraph-rsid="001d5924"/>
    </style:style>
    <style:style style:name="P12" style:family="paragraph" style:parent-style-name="Standard">
      <style:text-properties officeooo:rsid="001d8d6f" officeooo:paragraph-rsid="001d8d6f"/>
    </style:style>
    <style:style style:name="P13" style:family="paragraph" style:parent-style-name="Standard">
      <style:text-properties officeooo:rsid="001e4c52" officeooo:paragraph-rsid="001e4c52"/>
    </style:style>
    <style:style style:name="P14" style:family="paragraph" style:parent-style-name="Standard">
      <style:text-properties officeooo:rsid="0020ca69" officeooo:paragraph-rsid="0020ca69"/>
    </style:style>
    <style:style style:name="P15" style:family="paragraph" style:parent-style-name="Standard">
      <style:text-properties officeooo:rsid="00213861" officeooo:paragraph-rsid="00213861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230545" officeooo:paragraph-rsid="00213861" style:font-size-asian="12pt" style:font-size-complex="12pt"/>
    </style:style>
    <style:style style:name="T1" style:family="text">
      <style:text-properties officeooo:rsid="001caf9d"/>
    </style:style>
    <style:style style:name="T2" style:family="text">
      <style:text-properties officeooo:rsid="001e1f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ècniques de comunicació</text:p>
      <text:p text:style-name="P1"/>
      <text:p text:style-name="P2">Tècniques de redacció de textos en l'entorn acadèmic</text:p>
      <text:p text:style-name="P3"/>
      <text:p text:style-name="P4">Acte de comunicació: procés en el qual es comparteix informació</text:p>
      <text:p text:style-name="P4"/>
      <text:p text:style-name="P4">És un procés estratègic:</text:p>
      <text:p text:style-name="P4">Un objectiu </text:p>
      <text:p text:style-name="P4">Un pla </text:p>
      <text:p text:style-name="P4">Un ordre/argument </text:p>
      <text:p text:style-name="P4">Té en compte el context </text:p>
      <text:p text:style-name="P4"/>
      <text:p text:style-name="P5">Teoria clàssica de la comunicació</text:p>
      <text:p text:style-name="P5"><text:tab/>- Emissor </text:p>
      <text:p text:style-name="P5"><text:tab/>- Receptor</text:p>
      <text:p text:style-name="P5"><text:tab/>- Missatge</text:p>
      <text:p text:style-name="P5"><text:tab/>- Codi </text:p>
      <text:p text:style-name="P5"><text:tab/>- Canal </text:p>
      <text:p text:style-name="P5"><text:tab/>- Context</text:p>
      <text:p text:style-name="P5"/>
      <text:p text:style-name="P5"/>
      <text:p text:style-name="P6">IMRaD<text:line-break/>- Introducció</text:p>
      <text:p text:style-name="P6"><text:tab/>Background </text:p>
      <text:p text:style-name="P6"><text:tab/>Concreció del tema d’estudi</text:p>
      <text:p text:style-name="P6"><text:tab/>Estudis anteriors</text:p>
      <text:p text:style-name="P6"><text:tab/>Objectius específics de la recerca</text:p>
      <text:p text:style-name="P6">- Metodologia</text:p>
      <text:p text:style-name="P6">- Resultats</text:p>
      <text:p text:style-name="P6">- Discussió / conclusions </text:p>
      <text:p text:style-name="P6">- Bibliografia</text:p>
      <text:p text:style-name="P6">- Apèndix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ècniques de redacció de textos en l’entorn acadèmic </text:p>
      <text:p text:style-name="P7"/>
      <text:p text:style-name="P8">Introducció d’un article científic: </text:p>
      <text:p text:style-name="P8">Com es redacta?</text:p>
      <text:p text:style-name="P8"/>
      <text:p text:style-name="P8">Hi ha tres paràgrafs </text:p>
      <text:p text:style-name="P9">1r paràgraf: generalitats sobre temes, coses molt genèriques tot i que poc a poc avança a un tema més específic. Acaba plantejant un problema. Ens convenç que el tema és rellevant. <text:span text:style-name="T1">Normalment té moltes cites. </text:span></text:p>
      <text:p text:style-name="P9"/>
      <text:p text:style-name="P9">2n paràgraf: descriu el problema de forma més concret: què se sap, què no se sap, coneixements que tenim... i ens introdueix poc a poc l’argumentació. </text:p>
      <text:p text:style-name="P9"/>
      <text:p text:style-name="P9">3r paràgraf: proposa l’objectiu de l’estudi (normalment en infinitiu), amb unes pinzellades del disseny (no gaire perquè està a la metodologia).</text:p>
      <text:p text:style-name="P9"/>
      <text:p text:style-name="P9"/>
      <text:p text:style-name="P10">4 passes per escriure la introducció</text:p>
      <text:p text:style-name="P10">1. La introducció hauria de respondre a la pregunta “per què?”</text:p>
      <text:p text:style-name="P10"><text:tab/></text:p>
      <text:p text:style-name="P10">2. </text:p>
      <text:p text:style-name="P10">3. </text:p>
      <text:p text:style-name="P10">4. </text:p>
      <text:p text:style-name="P10"/>
      <text:p text:style-name="P10"/>
      <text:p text:style-name="P11">-La part inicial de la introducció prepara els lectors per a informació més detallada i específica que es dona més tard. El primer parell de frases son normalment més generals. </text:p>
      <text:p text:style-name="P12">-Els autors es mouen després cap a la presentació del tema específic de la seva recerca. </text:p>
      <text:p text:style-name="P12">-Esmenta intents passats de resoldre el problema o de respondre a la pregunta de la recerca. És apropiat indicar recerca pertinent anterior i aclarir com la teva recerca difereix d’aquests intents. </text:p>
      <text:p text:style-name="P12">-<text:span text:style-name="T2">Conclou la introducció esmentant objectius de la teva recerca. Dona detalls específics però no massa. </text:span></text:p>
      <text:p text:style-name="P12"/>
      <text:p text:style-name="P12">The current study was aimed to understand the cellular and</text:p>
      <text:p text:style-name="P12">molecular mechanisms that may link energy status with re-</text:p>
      <text:p text:style-name="P12">production in animals on IF-DR regimen for 12 week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Redactar l’objectiu. </text:p>
      <text:p text:style-name="P13">- En infinitiu</text:p>
      <text:p text:style-name="P13">- General (principal) i específics (secundaris)</text:p>
      <text:p text:style-name="P13">- Descriptiu, explicatiu, prospectiu, experimental <text:tab/></text:p>
      <text:p text:style-name="P13"/>
      <text:p text:style-name="P13"/>
      <text:p text:style-name="P13"/>
      <text:p text:style-name="P14">En explicar el propòsit: </text:p>
      <text:p text:style-name="P14">- Preguntes de recerca</text:p>
      <text:p text:style-name="P14">- Objectius </text:p>
      <text:p text:style-name="P14">- Hipòtesi </text:p>
      <text:p text:style-name="P14"/>
      <text:p text:style-name="P14"/>
      <text:p text:style-name="P14"/>
      <text:p text:style-name="P14"/>
      <text:p text:style-name="P14"/>
      <text:p text:style-name="P14"/>
      <text:p text:style-name="P14">Argumentació: </text:p>
      <text:p text:style-name="P14">- justificar la recerc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Abstract</text:p>
      <text:p text:style-name="P15"/>
      <text:p text:style-name="P15">Ha de tenir </text:p>
      <text:p text:style-name="P15">- El context / background </text:p>
      <text:p text:style-name="P15">- El propòsit de l’estudi </text:p>
      <text:p text:style-name="P15">- Els procediments bàsics</text:p>
      <text:p text:style-name="P15">- Les troballes principals </text:p>
      <text:p text:style-name="P15">- Les conclusions principals </text:p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1:02:53.758170511</meta:creation-date>
    <dc:date>2025-01-21T09:42:24.566876187</dc:date>
    <meta:editing-duration>PT2H55M39S</meta:editing-duration>
    <meta:editing-cycles>25</meta:editing-cycles>
    <meta:generator>LibreOffice/24.2.7.2$Linux_X86_64 LibreOffice_project/420$Build-2</meta:generator>
    <meta:document-statistic meta:table-count="0" meta:image-count="0" meta:object-count="0" meta:page-count="5" meta:paragraph-count="62" meta:word-count="380" meta:character-count="2368" meta:non-whitespace-character-count="2005"/>
  </office:meta>
</office:document-meta>
</file>